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" svg:font-family="'Liberation Serif', 'Liberation Serif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 style:list-style-name="">
      <style:paragraph-properties style:text-autospace="none"/>
    </style:style>
    <style:style style:name="P2" style:family="paragraph" style:parent-style-name="Default" style:list-style-name="">
      <style:paragraph-properties style:text-autospace="none"/>
      <style:text-properties fo:color="#000000" style:text-line-through-style="none" style:font-name="Liberation Serif" fo:font-size="18pt" style:text-underline-style="none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P3" style:family="paragraph" style:parent-style-name="Default" style:list-style-name="">
      <style:paragraph-properties style:text-autospace="none"/>
      <style:text-properties fo:color="#000080" style:text-line-through-style="none" style:font-name="Liberation Serif" fo:font-size="11.5pt" style:text-underline-style="none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T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" style:family="text">
      <style:text-properties fo:color="#000000"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T3" style:family="text">
      <style:text-properties fo:color="#000000" style:text-line-through-style="none" style:font-name="Liberation Serif" fo:font-size="11.5pt" style:text-underline-style="none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T4" style:family="text">
      <style:text-properties fo:color="#000000" style:text-line-through-style="none" style:font-name="Liberation Serif" fo:font-size="18pt" style:text-underline-style="none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5" style:family="text">
      <style:text-properties fo:color="#000080" style:text-line-through-style="none" style:font-name="Liberation Serif" fo:font-size="11.5pt" style:text-underline-style="none" fo:font-weight="normal" style:font-name-asian="Liberation Serif" style:font-size-asian="11.5pt" style:font-weight-asian="normal" style:font-name-complex="Liberation Serif" style:font-size-complex="11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TS SIO1 <text:s text:c="48"/>AP- RESEAU <text:s text:c="40"/>DATE :8-4-24</text:p>
      <text:p text:style-name="Standard"/>
      <text:p text:style-name="Standard"/>
      <text:p text:style-name="Standard"><text:s/></text:p>
      <text:p text:style-name="P1"><text:span text:style-name="T1"><text:s/></text:span><text:span text:style-name="T2">Le logiciel de gestion de configuration Ansible </text:span></text:p>
      <text:p text:style-name="P1"><text:a xlink:type="simple" xlink:href="https://blog.stephane-robert.info/docs/infra-as-code/gestion-de-configuration/ansible/introduction/" text:style-name="Internet_20_link" text:visited-style-name="Visited_20_Internet_20_Link"><text:span text:style-name="T5">https://blog.stephane-robert.info/docs/infra-as-code/gestion-de-configuration/ansible/introduction/</text:span></text:a></text:p>
      <text:p text:style-name="P3"><text:span text:style-name="T3"/></text:p>
      <text:p text:style-name="P2">1- Quelle est l’origine et l’évolution d’Ansible?</text:p>
      <text:p text:style-name="P2">2- Expliquer ses champs d’application </text:p>
      <text:p text:style-name="P2">- automatisation des déploiements</text:p>
      <text:p text:style-name="P2">- Gestion de configuration</text:p>
      <text:p text:style-name="P2">- Orchestration</text:p>
      <text:p text:style-name="P2">- Gestion des événements</text:p>
      <text:p text:style-name="P2">3- Comment fonctionne Ansible ?</text:p>
      <text:p text:style-name="P2">4- Comment et où installe – t-on Ansible ?</text:p>
      <text:p text:style-name="P2">- Faire l’installation de Ansible sur Debian.</text:p>
      <text:p text:style-name="P2">5- Comment utiliser Ansible ?</text:p>
      <text:p text:style-name="P2">- Donner ses principales commandes</text:p>
      <text:p text:style-name="P2">6- Qu’est ce qu’un inventaire Ansible ?</text:p>
      <text:p text:style-name="P2">7- Comment écrire des playbooks Ansibles ?</text:p>
      <text:p text:style-name="P1"><text:span text:style-name="T4">8- Comment configurer Ansible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" svg:font-family="'Liberation Serif', 'Liberation Serif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e assoko</meta:initial-creator>
    <meta:creation-date>2024-04-08T03:16:29.39</meta:creation-date>
    <dc:date>2024-04-08T03:22:38.08</dc:date>
    <dc:creator>rose assoko</dc:creator>
    <meta:editing-duration>PT6M9S</meta:editing-duration>
    <meta:editing-cycles>1</meta:editing-cycles>
    <meta:generator>OpenOffice/4.1.9$Win32 OpenOffice.org_project/419m1$Build-9805</meta:generator>
    <meta:document-statistic meta:table-count="0" meta:image-count="0" meta:object-count="0" meta:page-count="1" meta:paragraph-count="18" meta:word-count="90" meta:character-count="747"/>
  </office:meta>
</office:document-meta>
</file>